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Helvetica" svg:font-family="Helvetica, Arial, free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5264in" table:align="left"/>
    </style:style>
    <style:style style:name="Table1.A" style:family="table-column">
      <style:table-column-properties style:column-width="1.1083in"/>
    </style:style>
    <style:style style:name="Table1.B" style:family="table-column">
      <style:table-column-properties style:column-width="4.4181in"/>
    </style:style>
    <style:style style:name="Table1.1" style:family="table-row">
      <style:table-row-properties fo:background-color="#2c2c2c">
        <style:background-image/>
      </style:table-row-properties>
    </style:style>
    <style:style style:name="Table1.A1" style:family="table-cell">
      <style:table-cell-properties style:vertical-align="middle" fo:padding="0.0194in" fo:border="none"/>
    </style:style>
    <style:style style:name="P1" style:family="paragraph" style:parent-style-name="Heading_20_1">
      <style:text-properties fo:font-variant="normal" fo:text-transform="none" fo:color="#cccccc" style:font-name="Helvetica" fo:letter-spacing="normal" fo:font-style="normal" fo:font-weight="bold"/>
    </style:style>
    <style:style style:name="P2" style:family="paragraph" style:parent-style-name="Preformatted_20_Text">
      <style:paragraph-properties fo:margin-left="0.3937in" fo:margin-right="0.3937in" fo:margin-top="0in" fo:margin-bottom="0in" fo:line-height="145%" fo:text-indent="0in" style:auto-text-indent="false" fo:background-color="#2c2c2c" fo:padding="0in" fo:border="none">
        <style:background-image/>
      </style:paragraph-properties>
    </style:style>
    <style:style style:name="P3" style:family="paragraph" style:parent-style-name="Preformatted_20_Text" style:list-style-name="L1">
      <style:paragraph-properties fo:margin-left="0.3937in" fo:margin-right="0.3937in" fo:margin-top="0in" fo:margin-bottom="0in" fo:line-height="145%" fo:text-indent="0in" style:auto-text-indent="false" fo:background-color="#2c2c2c" fo:padding="0in" fo:border="none">
        <style:background-image/>
      </style:paragraph-properties>
    </style:style>
    <style:style style:name="P4" style:family="paragraph" style:parent-style-name="Table_20_Contents">
      <style:paragraph-properties fo:padding-left="0.1354in" fo:padding-right="0.1354in" fo:padding-top="0.0626in" fo:padding-bottom="0.0626in" fo:border="0.0008in solid #2c2c2c"/>
    </style:style>
    <style:style style:name="P5" style:family="paragraph" style:parent-style-name="Heading_20_3">
      <style:paragraph-properties fo:margin-left="0in" fo:margin-right="0in" fo:margin-top="0in" fo:margin-bottom="0.1665in" fo:line-height="143%" fo:text-indent="0in" style:auto-text-indent="false"/>
      <style:text-properties fo:font-variant="normal" fo:text-transform="none" fo:color="#cccccc" style:font-name="Helvetica" fo:letter-spacing="normal" fo:font-style="normal" fo:font-weight="bold"/>
    </style:style>
    <style:style style:name="P6" style:family="paragraph" style:parent-style-name="Table_20_Heading">
      <style:paragraph-properties fo:padding-left="0.1354in" fo:padding-right="0.1354in" fo:padding-top="0.0626in" fo:padding-bottom="0.0626in" fo:border="0.0008in solid #2c2c2c"/>
      <style:text-properties fo:font-weight="bold"/>
    </style:style>
    <style:style style:name="P7" style:family="paragraph" style:parent-style-name="Text_20_body">
      <style:paragraph-properties fo:margin-left="0in" fo:margin-right="0in" fo:margin-top="0in" fo:margin-bottom="0.1665in" fo:text-indent="0in" style:auto-text-indent="false"/>
    </style:style>
    <style:style style:name="P8" style:family="paragraph" style:parent-style-name="Text_20_body">
      <style:paragraph-properties fo:margin-left="0in" fo:margin-right="0in" fo:margin-top="0in" fo:margin-bottom="0.1665in" fo:text-indent="0in" style:auto-text-indent="false"/>
      <style:text-properties fo:font-variant="normal" fo:text-transform="none" fo:color="#cccccc" style:font-name="Helvetica" fo:font-size="12pt" fo:letter-spacing="normal" fo:font-style="normal" fo:font-weight="normal"/>
    </style:style>
    <style:style style:name="P9" style:family="paragraph" style:parent-style-name="Text_20_body" style:list-style-name="L1">
      <style:paragraph-properties fo:margin-top="0in" fo:margin-bottom="0in" fo:padding="0in" fo:border="none"/>
      <style:text-properties fo:font-variant="normal" fo:text-transform="none" fo:color="#cccccc" style:font-name="Helvetica" fo:font-size="12pt" fo:letter-spacing="normal" fo:font-style="normal" fo:font-weight="normal"/>
    </style:style>
    <style:style style:name="P10" style:family="paragraph" style:parent-style-name="Text_20_body" style:list-style-name="L1">
      <style:paragraph-properties fo:margin-left="0.3937in" fo:margin-right="0.3937in" fo:margin-top="0in" fo:margin-bottom="0.1665in" fo:text-indent="0in" style:auto-text-indent="false" fo:padding="0in" fo:border="none"/>
      <style:text-properties fo:font-variant="normal" fo:text-transform="none" fo:color="#cccccc" style:font-name="Helvetica" fo:font-size="12pt" fo:letter-spacing="normal" fo:font-style="normal" fo:font-weight="normal"/>
    </style:style>
    <style:style style:name="P11" style:family="paragraph" style:parent-style-name="Text_20_body" style:list-style-name="L1">
      <style:paragraph-properties fo:margin-top="0in" fo:margin-bottom="0.1665in" fo:padding="0in" fo:border="none"/>
      <style:text-properties fo:font-variant="normal" fo:text-transform="none" fo:color="#cccccc" style:font-name="Helvetica" fo:font-size="12pt" fo:letter-spacing="normal" fo:font-style="normal" fo:font-weight="normal"/>
    </style:style>
    <style:style style:name="T1" style:family="text">
      <style:text-properties fo:font-variant="normal" fo:text-transform="none" fo:color="#dddddd" style:font-name="Consolas" fo:font-size="9.75pt" fo:letter-spacing="normal" fo:font-style="normal" fo:font-weight="normal" fo:background-color="transparent"/>
    </style:style>
    <style:style style:name="T2" style:family="text">
      <style:text-properties fo:font-variant="normal" fo:text-transform="none" fo:color="#dddddd" fo:letter-spacing="normal" fo:background-color="transparent"/>
    </style:style>
    <style:style style:name="T3" style:family="text">
      <style:text-properties fo:font-variant="normal" fo:text-transform="none" fo:color="#cccccc" style:font-name="Helvetica" fo:font-size="12pt" fo:letter-spacing="normal" fo:font-style="normal" fo:font-weight="normal"/>
    </style:style>
    <style:style style:name="T4" style:family="text">
      <style:text-properties fo:font-variant="normal" fo:text-transform="none" fo:color="#cccccc" style:font-name="Helvetica" fo:font-size="12pt" fo:letter-spacing="normal" fo:font-style="normal" fo:font-weight="bold"/>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number text:level="4" text:style-name="Numbering_20_Symbols" style:num-suffix="." style:num-format="1">
        <style:list-level-properties text:space-before="1.9638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odule 1 Capstone - Vending Machine Software</text:h>
      <text:p text:style-name="P8">You’ve been asked to develop an application for the newest vending machine distributor, Umbrella Corp. They’ve released a new vending machine (Vendo-Matic 800) that is integrated with everyone’s bank accounts allowing customers to purchase products right from their computers for convenience sake. The requirements for the application are listed below:</text:p>
      <text:list xml:id="list6508750986847480069" text:style-name="L1">
        <text:list-item>
          <text:p text:style-name="P11">The vending machine needs to dispense beverages, candy, chips, and gum. a. Each vending machine item has a Name and a Price.</text:p>
        </text:list-item>
        <text:list-item>
          <text:p text:style-name="P11">A main menu should display when the software is run presenting the following options:</text:p>
          <text:p text:style-name="P3"><text:span text:style-name="Source_20_Text"><text:span text:style-name="T1">(1) Display Vending Machine Items</text:span></text:span></text:p>
          <text:p text:style-name="P3"><text:span text:style-name="Source_20_Text"><text:span text:style-name="T1">(2) Purchase</text:span></text:span></text:p>
          <text:p text:style-name="P3"><text:span text:style-name="Source_20_Text"><text:span text:style-name="T1">(3) Exit</text:span></text:span></text:p>
        </text:list-item>
        <text:list-item>
          <text:p text:style-name="P10">Vending machine inventory is stocked via an input file when the vending machine is started..</text:p>
        </text:list-item>
        <text:list-item>
          <text:p text:style-name="P11">The vending machine is automatically restocked each time the application runs.</text:p>
        </text:list-item>
        <text:list-item>
          <text:p text:style-name="P11">When the customer selects (1) Display Vending Machine Items they are presented a list of all items in the vending machine with its quantity remaining.</text:p>
          <text:list>
            <text:list-item>
              <text:p text:style-name="P9">a. Each vending machine product has a slot identifier and a purchase price.</text:p>
            </text:list-item>
            <text:list-item>
              <text:p text:style-name="P9">b. Each slot in the vending machine has enough room for 5 of that product.</text:p>
            </text:list-item>
            <text:list-item>
              <text:p text:style-name="P9">c. Every product is initially stocked to the maximum amount.</text:p>
            </text:list-item>
            <text:list-item>
              <text:p text:style-name="P9">d. A product which has run out should indicate it is SOLD OUT.</text:p>
            </text:list-item>
          </text:list>
        </text:list-item>
        <text:list-item>
          <text:p text:style-name="P11">When the customer selects (2) Purchase they are guided through the purchasing process menu:</text:p>
          <text:p text:style-name="P3"><text:span text:style-name="Source_20_Text"><text:span text:style-name="T1">(1) Feed Money</text:span></text:span></text:p>
          <text:p text:style-name="P3"><text:span text:style-name="Source_20_Text"><text:span text:style-name="T1">(2) Select Product</text:span></text:span></text:p>
          <text:p text:style-name="P3"><text:span text:style-name="Source_20_Text"><text:span text:style-name="T1">(3) Finish Transaction</text:span></text:span></text:p>
          <text:p text:style-name="P3"/>
          <text:p text:style-name="P3"><text:span text:style-name="Source_20_Text"><text:span text:style-name="T2"><text:s/></text:span></text:span><text:span text:style-name="Source_20_Text"><text:span text:style-name="T1">Current Money Provided: $2.00</text:span></text:span></text:p>
        </text:list-item>
        <text:list-item>
          <text:p text:style-name="P10">The purchase process flow is as follows</text:p>
          <text:list>
            <text:list-item>
              <text:p text:style-name="P9">a. Selecting (1) Feed Money A customer can repeatedly feed money into the machine in valid whole dollar amounts (e.g. $1, $2, $5, $10).</text:p>
              <text:list>
                <text:list-item>
                  <text:p text:style-name="P9">i. The Current Money Provided indicates how much money the customer has fed into the machine.</text:p>
                </text:list-item>
              </text:list>
            </text:list-item>
            <text:list-item>
              <text:p text:style-name="P9">b. Selecting (2) Select Product allows the customer to select a product to purchase.</text:p>
              <text:list>
                <text:list-item>
                  <text:p text:style-name="P9"><text:soft-page-break/>i. Show the list of products available and allow the customer to enter to code to select an item</text:p>
                </text:list-item>
                <text:list-item>
                  <text:p text:style-name="P9">ii. If the product code does not exist, the customer is informed and returned to the Purchase menu.</text:p>
                </text:list-item>
                <text:list-item>
                  <text:p text:style-name="P9">iii. If a product is sold out, the customer is informed and returned to the Purchase menu.</text:p>
                </text:list-item>
                <text:list-item>
                  <text:p text:style-name="P9">iv. If a valid product is selected it is dispensed to the customer.</text:p>
                </text:list-item>
                <text:list-item>
                  <text:p text:style-name="P9">v. Dispensing an item will print the item name, cost and the money remaining. Dispensing will also return a message.</text:p>
                  <text:list>
                    <text:list-item>
                      <text:p text:style-name="P9">All chip items will print “Crunch Crunch, Yum!”</text:p>
                    </text:list-item>
                    <text:list-item>
                      <text:p text:style-name="P9">All candy items will print “Munch Munch, Yum!”</text:p>
                    </text:list-item>
                    <text:list-item>
                      <text:p text:style-name="P9">All drink items will print “Glug Glug, Yum!”</text:p>
                    </text:list-item>
                    <text:list-item>
                      <text:p text:style-name="P9">All gum items will print “Chew Chew, Yum!”</text:p>
                    </text:list-item>
                  </text:list>
                </text:list-item>
                <text:list-item>
                  <text:p text:style-name="P9">vi. After the product is dispensed, the machine should update its balance accordingly and return the customer to the Purchase menu.</text:p>
                </text:list-item>
              </text:list>
            </text:list-item>
            <text:list-item>
              <text:p text:style-name="P9">c. Selecting (3) Finish Transaction allows the customer to complete the transaction and receive any remaining change back.</text:p>
              <text:list>
                <text:list-item>
                  <text:p text:style-name="P9">i. The customer’s money is returned using nickels, dimes, and quarters (using the smallest amount of coins possible).</text:p>
                </text:list-item>
                <text:list-item>
                  <text:p text:style-name="P9">ii. The machine’s current balance should be updated to $0 remaining.</text:p>
                </text:list-item>
              </text:list>
            </text:list-item>
            <text:list-item>
              <text:p text:style-name="P9">d. After the purchase is complete the user is returned to the “Main” menu to continue using the vending machine</text:p>
            </text:list-item>
          </text:list>
        </text:list-item>
        <text:list-item>
          <text:p text:style-name="P11">All purchases must be audited to prevent theft from the vending machine</text:p>
          <text:list>
            <text:list-item>
              <text:list>
                <text:list-item>
                  <text:p text:style-name="P9">a. Each purchase should generate a line in a file called Log.txt</text:p>
                </text:list-item>
              </text:list>
            </text:list-item>
            <text:list-item>
              <text:p text:style-name="P9">b. The audit entry should be in the format:</text:p>
              <text:p text:style-name="P3"><text:span text:style-name="Source_20_Text"><text:span text:style-name="T2"><text:s/></text:span></text:span><text:span text:style-name="Source_20_Text"><text:span text:style-name="T1">01/01/2016 12:00:00 PM FEED MONEY: $5.00 $5.00</text:span></text:span></text:p>
              <text:p text:style-name="P3"><text:span text:style-name="Source_20_Text"><text:span text:style-name="T1">&gt;01/01/2016 12:00:15 PM FEED MONEY: $5.00 $10.00</text:span></text:span></text:p>
              <text:p text:style-name="P3"><text:span text:style-name="Source_20_Text"><text:span text:style-name="T1">&gt;01/01/2016 12:00:20 PM Crunchie B4 $10.00 $8.50</text:span></text:span></text:p>
              <text:p text:style-name="P3"><text:span text:style-name="Source_20_Text"><text:span text:style-name="T1">&gt;01/01/2016 12:01:25 PM Cowtales B2 $8.50 $7.50</text:span></text:span></text:p>
              <text:p text:style-name="P3"><text:span text:style-name="Source_20_Text"><text:span text:style-name="T1">&gt;01/01/2016 12:01:35 PM GIVE CHANGE: $7.50 $0.00</text:span></text:span></text:p>
            </text:list-item>
          </text:list>
        </text:list-item>
        <text:list-item>
          <text:p text:style-name="P10">Create as many of your classes as possible to be “testable” classes. Limit Console console input and output to as few classes as possible.</text:p>
        </text:list-item>
        <text:list-item>
          <text:p text:style-name="P11">Optional - Sales Report</text:p>
          <text:list>
            <text:list-item>
              <text:p text:style-name="P9">a. Provide a “Hidden” menu option on the main menu (“4”) that writes to a sales report that show the total sales since the machine was started. The name of the file should include the date and time so that each sales report is uniquely named.</text:p>
            </text:list-item>
            <text:list-item>
              <text:p text:style-name="P9">b. An example of the output format is provided below. Please provide unit tests demonstrating your code works correctly</text:p>
            </text:list-item>
          </text:list>
        </text:list-item>
      </text:list>
      <text:p text:style-name="Horizontal_20_Line"/>
      <text:h text:style-name="P5" text:outline-level="3">Vending Machine Data File</text:h>
      <text:p text:style-name="P8">The input file that stocks the vending machine products is a pipe | delimited file. Each line is a <text:soft-page-break/>separate product in the file and follows the below format</text:p>
      <table:table table:name="Table1" table:style-name="Table1">
        <table:table-column table:style-name="Table1.A"/>
        <table:table-column table:style-name="Table1.B"/>
        <table:table-header-rows>
          <table:table-row table:style-name="Table1.1">
            <table:table-cell table:style-name="Table1.A1" office:value-type="string">
              <text:p text:style-name="P6">Column Name</text:p>
            </table:table-cell>
            <table:table-cell table:style-name="Table1.A1" office:value-type="string">
              <text:p text:style-name="P6">Description</text:p>
            </table:table-cell>
          </table:table-row>
        </table:table-header-rows>
        <table:table-row table:style-name="Table1.1">
          <table:table-cell table:style-name="Table1.A1" office:value-type="string">
            <text:p text:style-name="P4">Slot Location</text:p>
          </table:table-cell>
          <table:table-cell table:style-name="Table1.A1" office:value-type="string">
            <text:p text:style-name="P4">The slot location in the vending machine where the product is set.</text:p>
          </table:table-cell>
        </table:table-row>
        <table:table-row table:style-name="Table1.1">
          <table:table-cell table:style-name="Table1.A1" office:value-type="string">
            <text:p text:style-name="P4">Product Name</text:p>
          </table:table-cell>
          <table:table-cell table:style-name="Table1.A1" office:value-type="string">
            <text:p text:style-name="P4">The display name of the vending machine product.</text:p>
          </table:table-cell>
        </table:table-row>
        <table:table-row table:style-name="Table1.1">
          <table:table-cell table:style-name="Table1.A1" office:value-type="string">
            <text:p text:style-name="P4">Price</text:p>
          </table:table-cell>
          <table:table-cell table:style-name="Table1.A1" office:value-type="string">
            <text:p text:style-name="P4">The purchase price for the product.</text:p>
          </table:table-cell>
        </table:table-row>
        <table:table-row table:style-name="Table1.1">
          <table:table-cell table:style-name="Table1.A1" office:value-type="string">
            <text:p text:style-name="P4">Type</text:p>
          </table:table-cell>
          <table:table-cell table:style-name="Table1.A1" office:value-type="string">
            <text:p text:style-name="P4">The product type for this row.</text:p>
          </table:table-cell>
        </table:table-row>
      </table:table>
      <text:p text:style-name="P8">An example input file has been provided with your repository.</text:p>
      <text:p text:style-name="Horizontal_20_Line"/>
      <text:h text:style-name="P5" text:outline-level="3">Sales Report</text:h>
      <text:p text:style-name="P7"><text:span text:style-name="T3">The output sales report file is also pipe delimited for consistency. Each line is a separate product with the number of sales for the applicable product. At the end of the report is a blank line followed by </text:span><text:span text:style-name="Strong_20_Emphasis"><text:span text:style-name="T4">TOTAL SALES</text:span></text:span><text:span text:style-name="T3"> dollar amount indicating the gross sales from the vending machine.</text:span></text:p>
      <text:p text:style-name="P7"><text:span text:style-name="Strong_20_Emphasis"><text:span text:style-name="T4">Example Output</text:span></text:span></text:p>
      <text:p text:style-name="P2"><text:span text:style-name="Source_20_Text"><text:span text:style-name="T1">Potato Crisps|10</text:span></text:span></text:p>
      <text:p text:style-name="P2"><text:span text:style-name="Source_20_Text"><text:span text:style-name="T1">Stackers|3</text:span></text:span></text:p>
      <text:p text:style-name="P2"><text:span text:style-name="Source_20_Text"><text:span text:style-name="T1">Grain Waves|0</text:span></text:span></text:p>
      <text:p text:style-name="P2"><text:span text:style-name="Source_20_Text"><text:span text:style-name="T1">Cloud Popcorn|50</text:span></text:span></text:p>
      <text:p text:style-name="P2"><text:span text:style-name="Source_20_Text"><text:span text:style-name="T1">Moonpie|23</text:span></text:span></text:p>
      <text:p text:style-name="P2"><text:span text:style-name="Source_20_Text"><text:span text:style-name="T1">Cowtales|2</text:span></text:span></text:p>
      <text:p text:style-name="P2"><text:span text:style-name="Source_20_Text"><text:span text:style-name="T1">Wonka Bar|1</text:span></text:span></text:p>
      <text:p text:style-name="P2"><text:span text:style-name="Source_20_Text"><text:span text:style-name="T1">Crunchie|3</text:span></text:span></text:p>
      <text:p text:style-name="P2"><text:span text:style-name="Source_20_Text"><text:span text:style-name="T1">Skor|4</text:span></text:span></text:p>
      <text:p text:style-name="P2"><text:span text:style-name="Source_20_Text"><text:span text:style-name="T1">Cola|8</text:span></text:span></text:p>
      <text:p text:style-name="P2"><text:span text:style-name="Source_20_Text"><text:span text:style-name="T1">Dr. Salt|9</text:span></text:span></text:p>
      <text:p text:style-name="P2"><text:span text:style-name="Source_20_Text"><text:span text:style-name="T1">Mountain Melter|12</text:span></text:span></text:p>
      <text:p text:style-name="P2"><text:span text:style-name="Source_20_Text"><text:span text:style-name="T1">Heavy|11</text:span></text:span></text:p>
      <text:p text:style-name="P2"><text:span text:style-name="Source_20_Text"><text:span text:style-name="T1">Diet Cola|6</text:span></text:span></text:p>
      <text:p text:style-name="P2"><text:span text:style-name="Source_20_Text"><text:span text:style-name="T1">U-Chews|4</text:span></text:span></text:p>
      <text:p text:style-name="P2"><text:span text:style-name="Source_20_Text"><text:span text:style-name="T1">Little League Chew|2</text:span></text:span></text:p>
      <text:p text:style-name="P2"><text:span text:style-name="Source_20_Text"><text:span text:style-name="T1">Chiclets|0</text:span></text:span></text:p>
      <text:p text:style-name="P2"><text:span text:style-name="Source_20_Text"><text:span text:style-name="T1">Triplemint|0</text:span></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Helvetica" svg:font-family="Helvetica, Arial, freesans,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6T13:25:36.57</meta:creation-date>
    <meta:document-statistic meta:table-count="1" meta:image-count="0" meta:object-count="0" meta:page-count="4" meta:paragraph-count="83" meta:word-count="865" meta:character-count="4958"/>
    <dc:date>2020-02-10T13:27:53.19</dc:date>
    <meta:editing-duration>P3DT23H43M30S</meta:editing-duration>
    <meta:editing-cycles>1</meta:editing-cycles>
    <meta:generator>OpenOffice/4.1.7$Win32 OpenOffice.org_project/417m1$Build-9800</meta:generator>
  </office:meta>
</office:document-meta>
</file>